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299in"/>
    </style:style>
    <style:style style:name="co2" style:family="table-column">
      <style:table-column-properties fo:break-before="auto" style:column-width="0.3783in"/>
    </style:style>
    <style:style style:name="co3" style:family="table-column">
      <style:table-column-properties fo:break-before="auto" style:column-width="5in"/>
    </style:style>
    <style:style style:name="co4" style:family="table-column">
      <style:table-column-properties fo:break-before="auto" style:column-width="0.646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5" style:family="table-cell" style:parent-style-name="Default">
      <style:table-cell-properties fo:background-color="#dddddd"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8" style:family="table-cell" style:parent-style-name="Default">
      <style:table-cell-properties fo:background-color="#dddddd"/>
    </style:style>
  </office:automatic-styles>
  <office:body>
    <office:spreadsheet>
      <table:calculation-settings table:automatic-find-labels="false" table:use-regular-expressions="false" table:use-wildcards="true"/>
      <table:table table:name="judeans"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3" table:default-cell-style-name="ce3"/>
        <table:table-column table:style-name="co5" table:number-columns-repeated="16379" table:default-cell-style-name="Default"/>
        <table:table-row table:style-name="ro1">
          <table:table-cell table:style-name="ce1" office:value-type="string" calcext:value-type="string">
            <text:p>Location</text:p>
          </table:table-cell>
          <table:table-cell table:style-name="ce1" office:value-type="string" calcext:value-type="string">
            <text:p>Line</text:p>
          </table:table-cell>
          <table:table-cell table:style-name="ce2" office:value-type="string" calcext:value-type="string">
            <text:p>Text before</text:p>
          </table:table-cell>
          <table:table-cell table:style-name="ce1" office:value-type="string" calcext:value-type="string">
            <text:p>Match</text:p>
          </table:table-cell>
          <table:table-cell table:style-name="ce2" office:value-type="string" calcext:value-type="string">
            <text:p>Text after</text:p>
          </table:table-cell>
          <table:table-cell table:number-columns-repeated="16379"/>
        </table:table-row>
        <table:table-row table:style-name="ro2">
          <table:table-cell table:style-name="ce5" office:value-type="string" calcext:value-type="string">
            <text:p>Heirmologion/Automela/he.a.m1</text:p>
          </table:table-cell>
          <table:table-cell table:style-name="ce1" office:value-type="float" office:value="75" calcext:value-type="float">
            <text:p>75</text:p>
          </table:table-cell>
          <table:table-cell table:style-name="ce2" office:value-type="string" calcext:value-type="string">
            <text:p>heAU.TouLithouSfragisthentos.text = "The stone had been secured with a seal by the</text:p>
          </table:table-cell>
          <table:table-cell table:style-name="ce1" office:value-type="string" calcext:value-type="string">
            <text:p>Judeans</text:p>
          </table:table-cell>
          <table:table-cell table:style-name="ce2" office:value-type="string" calcext:value-type="string">
            <text:p>, * and a guard of soldiers was watching Your immaculate body. * You rose on the third day, O Lord * and Savior, granting life unto the world. * For this reason were the powers of heaven crying out to You, O Life-giver, * \"Glory to Your resurrection, O Christ! * Glory to Your kingdom! * Glory to Your dispensation, only One who loves mankind!\""</text:p>
          </table:table-cell>
          <table:table-cell table:style-name="ce8" table:number-columns-repeated="16379"/>
        </table:table-row>
        <table:table-row table:style-name="ro2">
          <table:table-cell table:style-name="ce5" office:value-type="string" calcext:value-type="string">
            <text:p>Menaion/m05/me.m05.d07</text:p>
          </table:table-cell>
          <table:table-cell table:style-name="ce1" office:value-type="float" office:value="31" calcext:value-type="float">
            <text:p>31</text:p>
          </table:table-cell>
          <table:table-cell table:style-name="ce2" office:value-type="string" calcext:value-type="string">
            <text:p>meVE.Stichera02.text = "Today the all-honored Cross appeared in glory, * like a very precious ladder that transports from earth * into the heavens believers all, who now extol it, * and celebrate it with faith unwavering. * Every nation is rejoicing, and in earnest runs * to holy Baptism, and is glad. And decorated * in bridal fashion is the all-holy Church. * For now the Cross which the</text:p>
          </table:table-cell>
          <table:table-cell table:style-name="ce1" office:value-type="string" calcext:value-type="string">
            <text:p>Judeans</text:p>
          </table:table-cell>
          <table:table-cell table:style-name="ce2" office:value-type="string" calcext:value-type="string">
            <text:p>of old * tried to hide, has appeared in the sky above, * and it saves and illumines those run to it with faith in God."</text:p>
          </table:table-cell>
          <table:table-cell table:number-columns-repeated="16379"/>
        </table:table-row>
        <table:table-row table:style-name="ro3">
          <table:table-cell table:style-name="ce5" office:value-type="string" calcext:value-type="string">
            <text:p>Menaion/m05/me.m05.d21</text:p>
          </table:table-cell>
          <table:table-cell table:style-name="ce1" office:value-type="float" office:value="327" calcext:value-type="float">
            <text:p>327</text:p>
          </table:table-cell>
          <table:table-cell table:style-name="ce2" office:value-type="string" calcext:value-type="string">
            <text:p>meMA.Kontakion1.text = "On this day does Constantine along with Helen his mother * show the holy Cross, that tree worthy of all veneration. * Raised on high, it is a shame for all the</text:p>
          </table:table-cell>
          <table:table-cell table:style-name="ce1" office:value-type="string" calcext:value-type="string">
            <text:p>Judeans</text:p>
          </table:table-cell>
          <table:table-cell table:style-name="ce2" office:value-type="string" calcext:value-type="string">
            <text:p>, * but a shield against the enemy for faithful rulers; * and for us it has been shown forth to be a great sign, * inspiring awe in war."</text:p>
          </table:table-cell>
          <table:table-cell table:number-columns-repeated="16379"/>
        </table:table-row>
        <table:table-row table:style-name="ro3">
          <table:table-cell table:style-name="ce5" office:value-type="string" calcext:value-type="string">
            <text:p>Menaion/m08/me.m08.d02</text:p>
          </table:table-cell>
          <table:table-cell table:style-name="ce1" office:value-type="float" office:value="77" calcext:value-type="float">
            <text:p>77</text:p>
          </table:table-cell>
          <table:table-cell table:style-name="ce2" office:value-type="string" calcext:value-type="string">
            <text:p>meVE.Apolytikion1.text = "O Stephen, a crown of royalty was laid on your head * for contests you courageously endured for Christ our God, * as first among Martyr saints. * You stood in accusation of the raging</text:p>
          </table:table-cell>
          <table:table-cell table:style-name="ce1" office:value-type="string" calcext:value-type="string">
            <text:p>Judeans</text:p>
          </table:table-cell>
          <table:table-cell table:style-name="ce2" office:value-type="string" calcext:value-type="string">
            <text:p>; * and you saw your Savior at the right hand of the Father. * We pray that you will ever entreat Him to save our souls."</text:p>
          </table:table-cell>
          <table:table-cell table:number-columns-repeated="16379"/>
        </table:table-row>
        <table:table-row table:style-name="ro4">
          <table:table-cell table:style-name="ce1" office:value-type="string" calcext:value-type="string">
            <text:p>Menaion/m12/me.m12.d29</text:p>
          </table:table-cell>
          <table:table-cell table:style-name="ce1" office:value-type="float" office:value="86" calcext:value-type="float">
            <text:p>86</text:p>
          </table:table-cell>
          <table:table-cell table:style-name="ce2" office:value-type="string" calcext:value-type="string">
            <text:p>meVE.AposGlory.text = "When Jesus was born in Bethlehem of Judea, the dominion of the</text:p>
          </table:table-cell>
          <table:table-cell table:style-name="ce1" office:value-type="string" calcext:value-type="string">
            <text:p>Judeans</text:p>
          </table:table-cell>
          <table:table-cell table:style-name="ce2" office:value-type="string" calcext:value-type="string">
            <text:p>came to an end. Let the innocent Infants leap for joy, even as they are slaughtered for Christ. But lament, O Judea; for a voice was heard in Ramah, Rachael weeps, as it is written, and laments for her children. When Herod, the lawless king, had the infants killed, he fulfilled the Scripture, by filling Judea with innocent blood. The ground turned red with the blood of the babes, but the Church of the Gentiles was mystically purified and adorned. The truth has come, God has appeared, to those sitting in darkness. He was born of a Virgin, in order to save us."</text:p>
          </table:table-cell>
          <table:table-cell table:number-columns-repeated="16379"/>
        </table:table-row>
        <table:table-row table:style-name="ro2">
          <table:table-cell table:style-name="ce5" office:value-type="string" calcext:value-type="string">
            <text:p>Octoechos/m1/oc.m1.d1</text:p>
          </table:table-cell>
          <table:table-cell table:style-name="ce1" office:value-type="float" office:value="984" calcext:value-type="float">
            <text:p>984</text:p>
          </table:table-cell>
          <table:table-cell table:style-name="ce2" office:value-type="string" calcext:value-type="string">
            <text:p>ocMA.Lauds8.text = "Listen, O trouble-loving race of Judeans. Where are the men who went to Pilate? Let the soldiers who were guarding answer. Where, pray tell, are the seals that were on the tomb? Where was the buried corpse removed? How was the priceless One sold for a price? How was the treasure stolen? Why are you discrediting the Resurrection of the Crucified, O unlawful</text:p>
          </table:table-cell>
          <table:table-cell table:style-name="ce1" office:value-type="string" calcext:value-type="string">
            <text:p>Judeans</text:p>
          </table:table-cell>
          <table:table-cell table:style-name="ce2" office:value-type="string" calcext:value-type="string">
            <text:p>? He arose, as the One free among the dead, and He grants to the world the great mercy."</text:p>
          </table:table-cell>
          <table:table-cell table:style-name="ce8" table:number-columns-repeated="16379"/>
        </table:table-row>
        <table:table-row table:style-name="ro5">
          <table:table-cell table:style-name="ce5" office:value-type="string" calcext:value-type="string">
            <text:p>Octoechos/m2/oc.m2.d1</text:p>
          </table:table-cell>
          <table:table-cell table:style-name="ce1" office:value-type="float" office:value="880" calcext:value-type="float">
            <text:p>880</text:p>
          </table:table-cell>
          <table:table-cell table:style-name="ce2" office:value-type="string" calcext:value-type="string">
            <text:p>ocMA.Lauds2.text = "Let the</text:p>
          </table:table-cell>
          <table:table-cell table:style-name="ce1" office:value-type="string" calcext:value-type="string">
            <text:p>Judeans</text:p>
          </table:table-cell>
          <table:table-cell table:style-name="ce2" office:value-type="string" calcext:value-type="string">
            <text:p>explain it, how the soldiers lost the King, since they were watching. And why did not the stone guard the Rock of life? Let them surrender Him who was buried or, if He has risen, let them worship Him and say with us: Glory to the abundance of Your tender mercies. O our Savior, glory to You."</text:p>
          </table:table-cell>
          <table:table-cell table:number-columns-repeated="16379"/>
        </table:table-row>
        <table:table-row table:style-name="ro6">
          <table:table-cell table:style-name="ce5" office:value-type="string" calcext:value-type="string">
            <text:p>Octoechos/m2/oc.m2.d1</text:p>
          </table:table-cell>
          <table:table-cell table:style-name="ce1" office:value-type="float" office:value="910" calcext:value-type="float">
            <text:p>910</text:p>
          </table:table-cell>
          <table:table-cell table:style-name="ce2" office:value-type="string" calcext:value-type="string">
            <text:p>ocMA.Lauds8.text = "Truly unlawful ones, by securing the stone with a seal, you have made us worthy of a greater miracle. The soldiers who were guarding are aware of it. Today He has emerged from the sepulcher and they said to them, \"Tell people, 'His disciples came and stole Him while we were asleep.'\" But who would steal a dead man, and a naked one at that? But this one has risen by His own authority as God, moreover leaving the grave clothes behind in the tomb. Come and see it, O</text:p>
          </table:table-cell>
          <table:table-cell table:style-name="ce1" office:value-type="string" calcext:value-type="string">
            <text:p>Judeans</text:p>
          </table:table-cell>
          <table:table-cell table:style-name="ce2" office:value-type="string" calcext:value-type="string">
            <text:p>, how He did not rupture the seals. For He is the One who trampled death and is bestowing on the human race the life that never ends and the great mercy."</text:p>
          </table:table-cell>
          <table:table-cell table:number-columns-repeated="16379"/>
        </table:table-row>
        <table:table-row table:style-name="ro7">
          <table:table-cell table:style-name="ce5" office:value-type="string" calcext:value-type="string">
            <text:p>Octoechos/m4/oc.m4.d1</text:p>
          </table:table-cell>
          <table:table-cell table:style-name="ce1" office:value-type="float" office:value="1017" calcext:value-type="float">
            <text:p>1017</text:p>
          </table:table-cell>
          <table:table-cell table:style-name="ce2" office:value-type="string" calcext:value-type="string">
            <text:p>ocMA.Lauds8.text = "So where is He, Jesus, whom you thought you were guarding? Pray tell, O</text:p>
          </table:table-cell>
          <table:table-cell table:style-name="ce1" office:value-type="string" calcext:value-type="string">
            <text:p>Judeans</text:p>
          </table:table-cell>
          <table:table-cell table:style-name="ce2" office:value-type="string" calcext:value-type="string">
            <text:p>! Where is He whom you put in the grave, sealing the stone? Give back the dead man, you who rejected life; give back the one who was buried, or believe in Him resurrected. Even if you try to suppress the Lord's resurrection, the stones themselves will cry aloud, and especially the one that was rolled back from the sepulcher. Great is Your mercy! Great is the mystery of Your Economy! O our Savior, glory to You."</text:p>
          </table:table-cell>
          <table:table-cell table:number-columns-repeated="16379"/>
        </table:table-row>
        <table:table-row table:style-name="ro8">
          <table:table-cell table:style-name="ce5" office:value-type="string" calcext:value-type="string">
            <text:p>Octoechos/m5/oc.m5.d1</text:p>
          </table:table-cell>
          <table:table-cell table:style-name="ce1" office:value-type="float" office:value="991" calcext:value-type="float">
            <text:p>991</text:p>
          </table:table-cell>
          <table:table-cell table:style-name="ce2" office:value-type="string" calcext:value-type="string">
            <text:p>ocMA.Lauds8.text = "The men who guarded the sepulcher that had received God said to the</text:p>
          </table:table-cell>
          <table:table-cell table:style-name="ce1" office:value-type="string" calcext:value-type="string">
            <text:p>Judeans</text:p>
          </table:table-cell>
          <table:table-cell table:style-name="ce2" office:value-type="string" calcext:value-type="string">
            <text:p>, \"Oh the folly of your counsel! You attempted to guard Him who is uncircumscribed, but you labored in vain. You wanted to hide the resurrection of the One who was crucified, but instead you made it widely known. Oh the folly of your Sanhedrin! Why do you again take counsel to conceal what cannot be hid? Listen, instead, to us, and be willing to believe the truth of what occurred. An Angel, who appeared like lightning, descended from heaven and rolled the stone away. For fear of him, we became like dead men. And he addressed himself to the mighty-minded Myrrh-bearing women and said to them, 'Do you not see that the guards are mortified, and that the seals are broken, and that Hades is emptied? Why do you seek as though He were dead the very One who has abolished Hades' victory and who has shattered the sting of death? Go quickly and annunciate the Resurrection to the Apostles, and fearlessly cry aloud: Truly the Lord is risen, He who possesses great mercy.'\""</text:p>
          </table:table-cell>
          <table:table-cell table:number-columns-repeated="16379"/>
        </table:table-row>
        <table:table-row table:style-name="ro5">
          <table:table-cell table:style-name="ce5" office:value-type="string" calcext:value-type="string">
            <text:p>Octoechos/m6/oc.m6.d1</text:p>
          </table:table-cell>
          <table:table-cell table:style-name="ce1" office:value-type="float" office:value="1018" calcext:value-type="float">
            <text:p>1018</text:p>
          </table:table-cell>
          <table:table-cell table:style-name="ce2" office:value-type="string" calcext:value-type="string">
            <text:p>ocMA.Lauds6.text = "O iniquitous</text:p>
          </table:table-cell>
          <table:table-cell table:style-name="ce1" office:value-type="string" calcext:value-type="string">
            <text:p>Judeans</text:p>
          </table:table-cell>
          <table:table-cell table:style-name="ce2" office:value-type="string" calcext:value-type="string">
            <text:p>, where are the seals, and where is the money that you gave to the soldiers? The treasure was not stolen, but He rose, the Mighty one. You yourselves were put to shame for renouncing Christ the Lord of glory, who suffered and was buried and resurrected from the dead. Let us worship Him."</text:p>
          </table:table-cell>
          <table:table-cell table:number-columns-repeated="16379"/>
        </table:table-row>
        <table:table-row table:style-name="ro3">
          <table:table-cell table:style-name="ce1" office:value-type="string" calcext:value-type="string">
            <text:p>Octoechos/m6/oc.m6.d1</text:p>
          </table:table-cell>
          <table:table-cell table:style-name="ce1" office:value-type="float" office:value="1023" calcext:value-type="float">
            <text:p>1023</text:p>
          </table:table-cell>
          <table:table-cell table:style-name="ce2" office:value-type="string" calcext:value-type="string">
            <text:p>ocMA.Lauds7.text = "With the tomb being sealed shut, how were you robbed, O</text:p>
          </table:table-cell>
          <table:table-cell table:style-name="ce1" office:value-type="string" calcext:value-type="string">
            <text:p>Judeans</text:p>
          </table:table-cell>
          <table:table-cell table:style-name="ce2" office:value-type="string" calcext:value-type="string">
            <text:p>? After all, you posted guards and affixed the seals. And yet while the doors were shut, the King emerged. Either produce Him as dead, or adore Him as God, with us together singing, \"Glory to Your Cross, O Lord, and Your Resurrection.\""</text:p>
          </table:table-cell>
          <table:table-cell table:number-columns-repeated="16379"/>
        </table:table-row>
        <table:table-row table:style-name="ro2">
          <table:table-cell table:style-name="ce1" office:value-type="string" calcext:value-type="string">
            <text:p>Octoechos/m7/oc.m7.d1</text:p>
          </table:table-cell>
          <table:table-cell table:style-name="ce1" office:value-type="float" office:value="981" calcext:value-type="float">
            <text:p>981</text:p>
          </table:table-cell>
          <table:table-cell table:style-name="ce2" office:value-type="string" calcext:value-type="string">
            <text:p>ocMA.Lauds8.text = "Why did you reject the Cornerstone, O law-breaking</text:p>
          </table:table-cell>
          <table:table-cell table:style-name="ce1" office:value-type="string" calcext:value-type="string">
            <text:p>Judeans</text:p>
          </table:table-cell>
          <table:table-cell table:style-name="ce2" office:value-type="string" calcext:value-type="string">
            <text:p>? This is the stone that God placed in Zion, the One who made water spring from the rock in the desert, and who now for us from His side pours out immortality. This is the stone that was cut from the Virgin Mountain without a husband's will. He is the Son of man who is coming on the clouds of heaven to the Ancient of days, as Daniel has said, and His reign is everlasting."</text:p>
          </table:table-cell>
          <table:table-cell table:number-columns-repeated="16379"/>
        </table:table-row>
        <table:table-row table:style-name="ro9">
          <table:table-cell table:style-name="ce5" office:value-type="string" calcext:value-type="string">
            <text:p>Octoechos/m7/oc.m7.d4</text:p>
          </table:table-cell>
          <table:table-cell table:style-name="ce1" office:value-type="float" office:value="9" calcext:value-type="float">
            <text:p>9</text:p>
          </table:table-cell>
          <table:table-cell table:style-name="ce2" office:value-type="string" calcext:value-type="string">
            <text:p>ocVE.Stichera1.text = "</text:p>
          </table:table-cell>
          <table:table-cell table:style-name="ce1" office:value-type="string" calcext:value-type="string">
            <text:p>Judeans</text:p>
          </table:table-cell>
          <table:table-cell table:style-name="ce2" office:value-type="string" calcext:value-type="string">
            <text:p>had You nailed to a tree, O Master. * You were able thus by a tree to stay death. * Glory to You, O Lord."</text:p>
          </table:table-cell>
          <table:table-cell office:value-type="string" calcext:value-type="string">
            <text:p>t</text:p>
          </table:table-cell>
          <table:table-cell table:number-columns-repeated="16378"/>
        </table:table-row>
        <table:table-row table:style-name="ro3">
          <table:table-cell table:style-name="ce1" office:value-type="string" calcext:value-type="string">
            <text:p>Octoechos/m8/oc.m8.d1</text:p>
          </table:table-cell>
          <table:table-cell table:style-name="ce1" office:value-type="float" office:value="973" calcext:value-type="float">
            <text:p>973</text:p>
          </table:table-cell>
          <table:table-cell table:style-name="ce2" office:value-type="string" calcext:value-type="string">
            <text:p>ocMA.Lauds2.text = "Lord, even if the</text:p>
          </table:table-cell>
          <table:table-cell table:style-name="ce1" office:value-type="string" calcext:value-type="string">
            <text:p>Judeans</text:p>
          </table:table-cell>
          <table:table-cell table:style-name="ce2" office:value-type="string" calcext:value-type="string">
            <text:p>had You buried as a lifeless body in a grave, yet a guard of soldiers was watching over You as though a sleeping king; and with a seal they secured the tomb as a treasure-house of life. But You arose and unto our souls granted incorruptibility."</text:p>
          </table:table-cell>
          <table:table-cell table:number-columns-repeated="16379"/>
        </table:table-row>
        <table:table-row table:style-name="ro5">
          <table:table-cell table:style-name="ce5" office:value-type="string" calcext:value-type="string">
            <text:p>Pentecostarion/d085_d091_Myrrhbearers/pe.d085</text:p>
          </table:table-cell>
          <table:table-cell table:style-name="ce1" office:value-type="float" office:value="110" calcext:value-type="float">
            <text:p>110</text:p>
          </table:table-cell>
          <table:table-cell table:style-name="ce2" office:value-type="string" calcext:value-type="string">
            <text:p>peMA.Kathisma22.text = "The women purchased ointments for Your burial, and they came to Your tomb very early in the morning. They feared the</text:p>
          </table:table-cell>
          <table:table-cell table:style-name="ce1" office:value-type="string" calcext:value-type="string">
            <text:p>Judeans</text:p>
          </table:table-cell>
          <table:table-cell table:style-name="ce2" office:value-type="string" calcext:value-type="string">
            <text:p>' overt hostility, and envisioned the soldiers' guard of security. And yet their weak nature prevailed over manliness, for their sympathetic sentiments were pleasing to God. So opportunely they shouted, \"Arise, O Lord, and help us; and deliver us for Your name's sake.\""</text:p>
          </table:table-cell>
          <table:table-cell table:number-columns-repeated="16379"/>
        </table:table-row>
        <table:table-row table:style-name="ro3">
          <table:table-cell table:style-name="ce1" office:value-type="string" calcext:value-type="string">
            <text:p>Triodion/tr.d067</text:p>
          </table:table-cell>
          <table:table-cell table:style-name="ce1" office:value-type="float" office:value="271" calcext:value-type="float">
            <text:p>271</text:p>
          </table:table-cell>
          <table:table-cell table:style-name="ce2" office:value-type="string" calcext:value-type="string">
            <text:p>trMA.Kathisma21.text = "In love with the love of money, scheming Judas the knave * deceptively premeditated his betrayal of You, * the Treasure of Life, O Lord. * Thus intoxicated, he runs to the</text:p>
          </table:table-cell>
          <table:table-cell table:style-name="ce1" office:value-type="string" calcext:value-type="string">
            <text:p>Judeans</text:p>
          </table:table-cell>
          <table:table-cell table:style-name="ce2" office:value-type="string" calcext:value-type="string">
            <text:p>. * He speaks to the unlawful, saying, \"What will you give me, * and I shall betray Him to you, * for you to crucify Him?\""</text:p>
          </table:table-cell>
          <table:table-cell table:number-columns-repeated="16379"/>
        </table:table-row>
        <table:table-row table:style-name="ro4">
          <table:table-cell table:style-name="ce1" office:value-type="string" calcext:value-type="string">
            <text:p>Triodion/tr.d068</text:p>
          </table:table-cell>
          <table:table-cell table:style-name="ce1" office:value-type="float" office:value="602" calcext:value-type="float">
            <text:p>602</text:p>
          </table:table-cell>
          <table:table-cell table:style-name="ce2" office:value-type="string" calcext:value-type="string">
            <text:p>trMA.Aposticha2.text = "Today Judas puts away the mask of charity to the poor, and reveals his greedy face. He no longer cares for the needy. It is not the sinful woman's fragrant ointment that he sells anymore, but the ointment from heaven, and from that he appropriates the pieces of silver. He runs to the</text:p>
          </table:table-cell>
          <table:table-cell table:style-name="ce1" office:value-type="string" calcext:value-type="string">
            <text:p>Judeans</text:p>
          </table:table-cell>
          <table:table-cell table:style-name="ce2" office:value-type="string" calcext:value-type="string">
            <text:p>, and says to the transgressors of the Law, \"What will you give me, if I betray him to you?\" Oh, the avarice of the betrayer! He sells for a cheap price, strikes a bargain, on the buyers' terms, for the One who is being sold; he does not haggle over the price, but sells Him as if He were a runaway slave. After all, it is the practice of those who steal to throw away what is valuable. And here, the disciple threw away to the dogs what is holy; for the madness of avarice made him rage against the Master. Let us keep away from the love of money, and cry aloud, \"O long-suffering Lord, glory to You!\""</text:p>
          </table:table-cell>
          <table:table-cell table:number-columns-repeated="16379"/>
        </table:table-row>
        <table:table-row table:style-name="ro2">
          <table:table-cell table:style-name="ce1" office:value-type="string" calcext:value-type="string">
            <text:p>Triodion/tr.d069</text:p>
          </table:table-cell>
          <table:table-cell table:style-name="ce1" office:value-type="float" office:value="305" calcext:value-type="float">
            <text:p>305</text:p>
          </table:table-cell>
          <table:table-cell table:style-name="ce2" office:value-type="string" calcext:value-type="string">
            <text:p>trHW.Antiphon123.text = "O lawmakers of Israel,</text:p>
          </table:table-cell>
          <table:table-cell table:style-name="ce1" office:value-type="string" calcext:value-type="string">
            <text:p>Judeans</text:p>
          </table:table-cell>
          <table:table-cell table:style-name="ce2" office:value-type="string" calcext:value-type="string">
            <text:p>, and Pharisees, the chorus of Apostles calls out to you, \"Behold, the Temple that you destroyed; behold, the Lamb that you crucified. You delivered Him to the grave, but He has risen by His own power. Do not deceive yourselves, Judeans; for He is the One who saved you in the sea, and fed you in the desert. He is the Life, and the Light, and the Peace of the world.\""</text:p>
          </table:table-cell>
          <table:table-cell table:number-columns-repeated="16379"/>
        </table:table-row>
        <table:table-row table:style-name="ro5">
          <table:table-cell table:style-name="ce1" office:value-type="string" calcext:value-type="string">
            <text:p>Triodion/tr.d069</text:p>
          </table:table-cell>
          <table:table-cell table:style-name="ce1" office:value-type="float" office:value="305" calcext:value-type="float">
            <text:p>305</text:p>
          </table:table-cell>
          <table:table-cell table:style-name="ce2" office:value-type="string" calcext:value-type="string">
            <text:p>trHW.Antiphon123.text = "O lawmakers of Israel, Judeans, and Pharisees, the chorus of Apostles calls out to you, \"Behold, the Temple that you destroyed; behold, the Lamb that you crucified. You delivered Him to the grave, but He has risen by His own power. Do not deceive yourselves,</text:p>
          </table:table-cell>
          <table:table-cell table:style-name="ce1" office:value-type="string" calcext:value-type="string">
            <text:p>Judeans</text:p>
          </table:table-cell>
          <table:table-cell table:style-name="ce2" office:value-type="string" calcext:value-type="string">
            <text:p>; for He is the One who saved you in the sea, and fed you in the desert. He is the Life, and the Light, and the Peace of the world.\""</text:p>
          </table:table-cell>
          <table:table-cell table:number-columns-repeated="16379"/>
        </table:table-row>
        <table:table-row table:style-name="ro3">
          <table:table-cell table:style-name="ce1" office:value-type="string" calcext:value-type="string">
            <text:p>tr.d064_en_US_duvall.ares</text:p>
          </table:table-cell>
          <table:table-cell table:style-name="ce1" office:value-type="float" office:value="258" calcext:value-type="float">
            <text:p>258</text:p>
          </table:table-cell>
          <table:table-cell table:style-name="ce2" office:value-type="string" calcext:value-type="string">
            <text:p>trMA.Hypakoe.text = "With branches they hymn Him beforehand; with clubs they arrested Him afterwards, senseless</text:p>
          </table:table-cell>
          <table:table-cell table:style-name="ce1" office:value-type="string" calcext:value-type="string">
            <text:p>Judeans</text:p>
          </table:table-cell>
          <table:table-cell table:style-name="ce2" office:value-type="string" calcext:value-type="string">
            <text:p>did such to Christ, even God. But we in faith full persistent, do ever honor Him as one beneficent, and for all time let us cry out to Him, \"Blessed is He, who comes that Adam be recalled.\""</text:p>
          </table:table-cell>
          <table:table-cell table:number-columns-repeated="16379"/>
        </table:table-row>
        <table:table-row table:style-name="ro2">
          <table:table-cell table:style-name="ce1" office:value-type="string" calcext:value-type="string">
            <text:p>tr.d070_en_US_duvall.ares</text:p>
          </table:table-cell>
          <table:table-cell table:style-name="ce1" office:value-type="float" office:value="315" calcext:value-type="float">
            <text:p>315</text:p>
          </table:table-cell>
          <table:table-cell table:style-name="ce2" office:value-type="string" calcext:value-type="string">
            <text:p>trMA.Oikos1.text = "He who holds all things together is raised upon a Cross, And all creation mourns beholding this One hung Naked on a Tree. The sun hid its beams, And the stars withheld their shine. The earth, full-feared, was shaken, And the sea has fled away. The rocks were split asunder, And the graves of scores were opened, And the forms of holy men arose. Hades groans below, Yet</text:p>
          </table:table-cell>
          <table:table-cell table:style-name="ce1" office:value-type="string" calcext:value-type="string">
            <text:p>Judeans</text:p>
          </table:table-cell>
          <table:table-cell table:style-name="ce2" office:value-type="string" calcext:value-type="string">
            <text:p>plan to slander The resurrection of Christ. And the women cry aloud, \"Exceeding blessed is this Sabbath, On which the Christ has slumbered, To rise on the third day.\""</text:p>
          </table:table-cell>
          <table:table-cell table:number-columns-repeated="16379"/>
        </table:table-row>
        <table:table-row table:style-name="ro1" table:number-rows-repeated="104855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3-07-07T16:53:19.283000000</dc:date>
    <meta:editing-duration>PT2H3M43S</meta:editing-duration>
    <meta:editing-cycles>5</meta:editing-cycles>
    <meta:document-statistic meta:table-count="1" meta:cell-count="116" meta:object-count="0"/>
  </office:meta>
</office:document-meta>
</file>